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80e94" officeooo:paragraph-rsid="00080e94"/>
    </style:style>
    <style:style style:name="P2" style:family="paragraph" style:parent-style-name="Standard">
      <style:text-properties fo:font-weight="bold" officeooo:rsid="00084681" officeooo:paragraph-rsid="00084681" style:font-weight-asian="bold" style:font-weight-complex="bold"/>
    </style:style>
    <style:style style:name="P3" style:family="paragraph" style:parent-style-name="Standard">
      <style:text-properties fo:font-weight="bold" officeooo:rsid="0009dc3d" officeooo:paragraph-rsid="0009dc3d" style:font-weight-asian="bold" style:font-weight-complex="bold"/>
    </style:style>
    <style:style style:name="P4" style:family="paragraph" style:parent-style-name="Standard">
      <style:text-properties fo:font-weight="normal" officeooo:rsid="0009dc3d" officeooo:paragraph-rsid="0009dc3d" style:font-weight-asian="normal" style:font-weight-complex="normal"/>
    </style:style>
    <style:style style:name="P5" style:family="paragraph" style:parent-style-name="Text_20_body">
      <style:text-properties officeooo:rsid="000b95f2" officeooo:paragraph-rsid="000b95f2"/>
    </style:style>
    <style:style style:name="P6" style:family="paragraph" style:parent-style-name="Standard" style:list-style-name="L1">
      <style:text-properties fo:font-weight="bold" officeooo:rsid="00080e94" officeooo:paragraph-rsid="00080e94" style:font-weight-asian="bold" style:font-weight-complex="bold"/>
    </style:style>
    <style:style style:name="P7" style:family="paragraph" style:parent-style-name="Standard" style:list-style-name="L1">
      <style:text-properties fo:font-weight="bold" officeooo:rsid="00084681" officeooo:paragraph-rsid="00084681" style:font-weight-asian="bold" style:font-weight-complex="bold"/>
    </style:style>
    <style:style style:name="P8" style:family="paragraph" style:parent-style-name="Standard" style:list-style-name="L2">
      <style:text-properties fo:font-weight="bold" officeooo:rsid="00084681" officeooo:paragraph-rsid="00084681" style:font-weight-asian="bold" style:font-weight-complex="bold"/>
    </style:style>
    <style:style style:name="P9" style:family="paragraph" style:parent-style-name="Standard" style:list-style-name="L3">
      <style:text-properties fo:font-weight="bold" officeooo:rsid="00084681" officeooo:paragraph-rsid="00084681" style:font-weight-asian="bold" style:font-weight-complex="bold"/>
    </style:style>
    <style:style style:name="P10" style:family="paragraph" style:parent-style-name="Standard" style:list-style-name="L4">
      <style:text-properties fo:font-weight="bold" officeooo:rsid="00084681" officeooo:paragraph-rsid="00084681" style:font-weight-asian="bold" style:font-weight-complex="bold"/>
    </style:style>
    <style:style style:name="P11" style:family="paragraph" style:parent-style-name="Standard" style:list-style-name="L1">
      <style:text-properties officeooo:rsid="00080e94" officeooo:paragraph-rsid="00080e94"/>
    </style:style>
    <style:style style:name="P12" style:family="paragraph" style:parent-style-name="Standard" style:list-style-name="L1">
      <style:text-properties officeooo:rsid="00084681" officeooo:paragraph-rsid="00084681"/>
    </style:style>
    <style:style style:name="P13" style:family="paragraph" style:parent-style-name="Standard" style:list-style-name="L2">
      <style:text-properties officeooo:rsid="00084681" officeooo:paragraph-rsid="00084681"/>
    </style:style>
    <style:style style:name="P14" style:family="paragraph" style:parent-style-name="Standard" style:list-style-name="L2">
      <style:text-properties officeooo:paragraph-rsid="00084681"/>
    </style:style>
    <style:style style:name="P15" style:family="paragraph" style:parent-style-name="Standard" style:list-style-name="L3">
      <style:text-properties officeooo:paragraph-rsid="00084681"/>
    </style:style>
    <style:style style:name="P16" style:family="paragraph" style:parent-style-name="Standard" style:list-style-name="L4">
      <style:text-properties fo:font-weight="normal" officeooo:rsid="000b95f2" officeooo:paragraph-rsid="000b95f2" style:font-weight-asian="normal" style:font-weight-complex="normal"/>
    </style:style>
    <style:style style:name="P17" style:family="paragraph" style:parent-style-name="Heading_20_3" style:list-style-name=""/>
    <style:style style:name="P18" style:family="paragraph" style:parent-style-name="Heading_20_3">
      <style:paragraph-properties fo:break-before="page"/>
    </style:style>
    <style:style style:name="T1" style:family="text">
      <style:text-properties officeooo:rsid="00084681"/>
    </style:style>
    <style:style style:name="T2" style:family="text">
      <style:text-properties fo:font-weight="bold" officeooo:rsid="00084681" style:font-weight-asian="bold" style:font-weight-complex="bold"/>
    </style:style>
    <style:style style:name="T3" style:family="text">
      <style:text-properties fo:font-weight="bold" officeooo:rsid="0009dc3d" style:font-weight-asian="bold" style:font-weight-complex="bold"/>
    </style:style>
    <style:style style:name="T4" style:family="text">
      <style:text-properties fo:font-weight="normal" officeooo:rsid="0009dc3d" style:font-weight-asian="normal" style:font-weight-complex="normal"/>
    </style:style>
    <style:style style:name="T5" style:family="text">
      <style:text-properties fo:font-weight="normal" officeooo:rsid="00084681" style:font-weight-asian="normal" style:font-weight-complex="normal"/>
    </style:style>
    <style:style style:name="T6" style:family="text">
      <style:text-properties fo:font-weight="normal" officeooo:rsid="000b95f2" style:font-weight-asian="normal" style:font-weight-complex="normal"/>
    </style:style>
    <style:style style:name="T7" style:family="text">
      <style:text-properties fo:font-weight="normal" officeooo:rsid="000ec2f2" style:font-weight-asian="normal" style:font-weight-complex="normal"/>
    </style:style>
    <style:style style:name="T8" style:family="text">
      <style:text-properties officeooo:rsid="000b95f2"/>
    </style:style>
    <style:style style:name="T9" style:family="text">
      <style:text-properties officeooo:rsid="000bf495"/>
    </style:style>
    <style:style style:name="T10" style:family="text">
      <style:text-properties officeooo:rsid="000db731"/>
    </style:style>
    <style:style style:name="T11" style:family="text">
      <style:text-properties officeooo:rsid="000ec2f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Planet properties</text:h>
      <text:p text:style-name="P5">Planets are categorized in four different properties; diversity, atmosphere, mass and density. Each of these properties <text:span text:style-name="T10">is more or less present </text:span>on a planet. Gaseous planets tend to have medium diversity, high atmosphere, high mass and low density. A planet sustaining life typically has high diversity, medium atmosphere, medium mass and high density. <text:span text:style-name="T9">Moons tend to have low diversity, no atmosphere, low mass and high density. Each property can increase or decrease the efficiency of a shell, depending on its function.</text:span></text:p>
      <text:list xml:id="list3565171419130705582" text:style-name="L1">
        <text:list-item>
          <text:p text:style-name="P6">Diversity</text:p>
          <text:list>
            <text:list-item>
              <text:p text:style-name="P11">The diversity of a planet is the variety of resources in both the surface and atmosphere. The higher a planet's diversity, the easier it is for complex matter to form and evolve, and therefore they are more likely to contain native lifeforms. These planets are perfect for residential shells and resort locations, <text:span text:style-name="T10">but harvesting diverse elements also increases quality of industrial and commercial shells.</text:span></text:p>
            </text:list-item>
          </text:list>
        </text:list-item>
        <text:list-item>
          <text:p text:style-name="P6">Atmosphere</text:p>
          <text:list>
            <text:list-item>
              <text:p text:style-name="P11">The atmosphere of a planet contain many important <text:span text:style-name="T1">light</text:span> elements used in the creation and sustainment of shells. <text:span text:style-name="T1">Light elements</text:span> can be harvested by industrial <text:span text:style-name="T1">as well as commercial shells</text:span>. <text:span text:style-name="T10">All shells require large amount of light elements.</text:span> Thus, planets utilized for atmospheric processing bring forth large amounts of transportation traffic.</text:p>
            </text:list-item>
          </text:list>
        </text:list-item>
        <text:list-item>
          <text:p text:style-name="P6">Mass</text:p>
          <text:list>
            <text:list-item>
              <text:p text:style-name="P11">Massive planets contain many heavy elements in their surface. Harvesting them i<text:span text:style-name="T1">s</text:span> hard, as industries are fighting against the gravitational pull to get harvested elements in<text:span text:style-name="T10">to</text:span> orbit. <text:span text:style-name="T1">However, heavy elements are mandatory in the construction of new shells, and bring much more profit than light elements when exported.</text:span></text:p>
            </text:list-item>
          </text:list>
        </text:list-item>
        <text:list-item>
          <text:p text:style-name="P7">Density</text:p>
          <text:list>
            <text:list-item>
              <text:p text:style-name="P12">The higher the density of a planet's surface, the more solid it is. The density of gaseous planets is low, while that of rocky planets is high. The more dense the surface is, the less useful it becomes for resource gathering <text:span text:style-name="T10">since less density means easier traversal through its surface</text:span>. Consider building commercial or residential shells here over industrial ones.</text:p>
            </text:list-item>
          </text:list>
        </text:list-item>
      </text:list>
      <text:p text:style-name="P1"/>
      <text:h text:style-name="P17" text:outline-level="3"/>
      <text:h text:style-name="P18" text:outline-level="3">Shells</text:h>
      <text:p text:style-name="P3">Import and export</text:p>
      <text:p text:style-name="P4">Shells are orbital constructions enveloping a planet. A shell has one specific type of operation; industrial, commercial or residential. There is constant transport <text:span text:style-name="T11">required </text:span>between these different type of shells to keep the<text:span text:style-name="T11">m</text:span> active. Transport range is rather limited, as fuel and time are expensive variables. Only when a planet is in range of another planet, local transport arises. Thus, only a few times in a planet's year species and resources can transfer back and forth between shells. This is when a planet's import and export peaks are at their highest. Whenever a planet manages to <text:span text:style-name="T11">successfully </text:span>import and export their resources, it will grow in prosperity and wealth. As a result, more funds becomes available <text:span text:style-name="T8">for you </text:span>to improve <text:span text:style-name="T8">existing</text:span> shells and expand through<text:span text:style-name="T8">out</text:span> the star system.</text:p>
      <text:p text:style-name="P3"/>
      <text:p text:style-name="P2">Upkeep</text:p>
      <text:list xml:id="list8771093180235350352" text:style-name="L2">
        <text:list-item>
          <text:p text:style-name="P14"><text:span text:style-name="T3">E</text:span><text:span text:style-name="T2">lements</text:span></text:p>
          <text:list>
            <text:list-item>
              <text:p text:style-name="P13">During <text:span text:style-name="T11">their</text:span> lifetime, all shells consume light elements. Especially industrial shells require large amount of light elements for processing harvested heavy elements. Should a shell run low on light elements, it will stop operating and will eventually become abandoned. Heavy elements are used by industrial as well as commercial shells to remain operational.</text:p>
            </text:list-item>
          </text:list>
        </text:list-item>
        <text:list-item>
          <text:p text:style-name="P8">Maintenance</text:p>
          <text:list>
            <text:list-item>
              <text:p text:style-name="P13">Shells require constant maintenance in order to remain functional. The maintenance costs are covered from the profits of the operating shell. Should a shell become nonoperational, the costs to maintain it will become very high. If the shell is not maintained, it will degrade rapidly, and eventually collapse in on the planet.</text:p>
            </text:list-item>
          </text:list>
        </text:list-item>
      </text:list>
      <text:p text:style-name="P2">Types</text:p>
      <text:list xml:id="list5773714682100157755" text:style-name="L3">
        <text:list-item>
          <text:p text:style-name="P9">Industrial</text:p>
          <text:list>
            <text:list-item>
              <text:p text:style-name="P15"><text:span text:style-name="T5">Industrial shells are speciali</text:span><text:span text:style-name="T7">z</text:span><text:span text:style-name="T5">ed to harvest heavy elements from a planet's surface, </text:span><text:span text:style-name="T6">although they can also harvest light elements from the atmosphere.</text:span><text:span text:style-name="T5"> </text:span><text:span text:style-name="T4">These elements are used in shell construction and imported by commercial shells. </text:span><text:span text:style-name="T6">Most profit is made by exporting heavy elements. The maintenance cost of industrial shells is rather high. Thus, it can take some time for the shell to become profitable. Higher wealth shells produce more advanced equipment and harvest elements in greater quantity and higher quality.</text:span></text:p>
            </text:list-item>
          </text:list>
        </text:list-item>
      </text:list>
      <text:list xml:id="list4150358743502373994" text:style-name="L4">
        <text:list-item>
          <text:p text:style-name="P10">Commercial</text:p>
          <text:list>
            <text:list-item>
              <text:p text:style-name="P16">Commercial shells are specialized in services. When another shell makes use of these services, the shell gets a boost on random properties such as production speed, social happiness or reduced maintenance cost. The maintenance cost of a commercial shell is low, but low wealth shells also have low profits. At high wealths however, profits and service quality become increasingly better.</text:p>
            </text:list-item>
          </text:list>
        </text:list-item>
        <text:list-item>
          <text:p text:style-name="P10">Residential</text:p>
          <text:list>
            <text:list-item>
              <text:p text:style-name="P16">Residential shells are required to keep a civilization within a solar system happy. When a shell has little or no access to a residential shell, the population of that shell becomes unhappy. Unhappy habitants have a negative impact on the quality of the shell's operation. Maintenance cost of residential shells are barely covered. It is not uncommon that a residential shell has negative profit. High wealth residential shells boost happiness significantly more than low wealth shells.</text:p>
            </text:list-item>
          </text:list>
        </text:list-item>
      </text:list>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ozey </meta:initial-creator>
    <meta:creation-date>2014-05-05T19:47:06.993147652</meta:creation-date>
    <dc:date>2014-05-05T21:33:39.695661940</dc:date>
    <dc:creator>Joozey </dc:creator>
    <meta:editing-duration>PT8M59S</meta:editing-duration>
    <meta:editing-cycles>3</meta:editing-cycles>
    <meta:generator>LibreOffice/4.1.3.2$Linux_X86_64 LibreOffice_project/410m0$Build-2</meta:generator>
    <meta:document-statistic meta:table-count="0" meta:image-count="0" meta:object-count="0" meta:page-count="2" meta:paragraph-count="25" meta:word-count="787" meta:character-count="4967" meta:non-whitespace-character-count="4223"/>
  </office:meta>
</office:document-meta>
</file>